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55a1"/>
    </style:style>
    <style:style style:name="P2" style:family="paragraph" style:parent-style-name="Preformatted_20_Text">
      <style:text-properties officeooo:paragraph-rsid="000b86cc"/>
    </style:style>
    <style:style style:name="P3" style:family="paragraph" style:parent-style-name="Preformatted_20_Text">
      <style:text-properties officeooo:paragraph-rsid="0017c0a4"/>
    </style:style>
    <style:style style:name="P4" style:family="paragraph" style:parent-style-name="Preformatted_20_Text">
      <style:text-properties officeooo:paragraph-rsid="001a009d"/>
    </style:style>
    <style:style style:name="P5" style:family="paragraph" style:parent-style-name="Preformatted_20_Text">
      <style:text-properties officeooo:rsid="0000f40f" officeooo:paragraph-rsid="0000f40f"/>
    </style:style>
    <style:style style:name="P6" style:family="paragraph" style:parent-style-name="Preformatted_20_Text">
      <style:text-properties officeooo:rsid="0000f40f" officeooo:paragraph-rsid="00242613"/>
    </style:style>
    <style:style style:name="P7" style:family="paragraph" style:parent-style-name="Preformatted_20_Text">
      <style:text-properties officeooo:rsid="000258de" officeooo:paragraph-rsid="000258de"/>
    </style:style>
    <style:style style:name="P8" style:family="paragraph" style:parent-style-name="Preformatted_20_Text">
      <style:text-properties officeooo:rsid="000ec43d" officeooo:paragraph-rsid="000ec43d"/>
    </style:style>
    <style:style style:name="P9" style:family="paragraph" style:parent-style-name="Preformatted_20_Text">
      <style:text-properties officeooo:rsid="0017c0a4" officeooo:paragraph-rsid="0017c0a4"/>
    </style:style>
    <style:style style:name="P10" style:family="paragraph" style:parent-style-name="Preformatted_20_Text">
      <style:text-properties officeooo:rsid="0017e0b1" officeooo:paragraph-rsid="0017e0b1"/>
    </style:style>
    <style:style style:name="P11" style:family="paragraph" style:parent-style-name="Preformatted_20_Text">
      <style:text-properties officeooo:rsid="0010bfa9" officeooo:paragraph-rsid="0000f40f"/>
    </style:style>
    <style:style style:name="P12" style:family="paragraph" style:parent-style-name="Preformatted_20_Text">
      <style:text-properties officeooo:rsid="0020ad4c" officeooo:paragraph-rsid="0020ad4c"/>
    </style:style>
    <style:style style:name="P13" style:family="paragraph" style:parent-style-name="Preformatted_20_Text">
      <style:text-properties officeooo:rsid="0020aba5" officeooo:paragraph-rsid="0000f40f"/>
    </style:style>
    <style:style style:name="P14" style:family="paragraph" style:parent-style-name="Preformatted_20_Text">
      <style:text-properties officeooo:rsid="0020aba5" officeooo:paragraph-rsid="0020aba5"/>
    </style:style>
    <style:style style:name="P15" style:family="paragraph" style:parent-style-name="Preformatted_20_Text">
      <style:text-properties officeooo:rsid="002204fc" officeooo:paragraph-rsid="002204fc"/>
    </style:style>
    <style:style style:name="P16" style:family="paragraph" style:parent-style-name="Preformatted_20_Text">
      <style:text-properties officeooo:rsid="0027a89e" officeooo:paragraph-rsid="00242613"/>
    </style:style>
    <style:style style:name="P17" style:family="paragraph" style:parent-style-name="Preformatted_20_Text">
      <style:text-properties officeooo:rsid="0029fe7b" officeooo:paragraph-rsid="0029fe7b"/>
    </style:style>
    <style:style style:name="P18" style:family="paragraph" style:parent-style-name="Preformatted_20_Text">
      <style:text-properties officeooo:rsid="002c9c68" officeooo:paragraph-rsid="002c9c68"/>
    </style:style>
    <style:style style:name="P19" style:family="paragraph" style:parent-style-name="Preformatted_20_Text">
      <style:text-properties officeooo:rsid="002ea07f" officeooo:paragraph-rsid="002ea07f"/>
    </style:style>
    <style:style style:name="P20" style:family="paragraph" style:parent-style-name="Preformatted_20_Text">
      <style:text-properties officeooo:rsid="00112e27" officeooo:paragraph-rsid="00112e27"/>
    </style:style>
    <style:style style:name="P21" style:family="paragraph" style:parent-style-name="Preformatted_20_Text">
      <style:text-properties officeooo:rsid="002f50c5" officeooo:paragraph-rsid="002f50c5"/>
    </style:style>
    <style:style style:name="P22" style:family="paragraph" style:parent-style-name="Preformatted_20_Text">
      <style:text-properties officeooo:rsid="003108a5" officeooo:paragraph-rsid="003108a5"/>
    </style:style>
    <style:style style:name="P23" style:family="paragraph" style:parent-style-name="Preformatted_20_Text">
      <style:text-properties officeooo:rsid="00343883" officeooo:paragraph-rsid="00343883"/>
    </style:style>
    <style:style style:name="P24" style:family="paragraph" style:parent-style-name="Preformatted_20_Text">
      <style:text-properties officeooo:rsid="0033ee87" officeooo:paragraph-rsid="0033ee87"/>
    </style:style>
    <style:style style:name="T1" style:family="text">
      <style:text-properties officeooo:rsid="000655a1"/>
    </style:style>
    <style:style style:name="T2" style:family="text">
      <style:text-properties officeooo:rsid="00075592"/>
    </style:style>
    <style:style style:name="T3" style:family="text">
      <style:text-properties officeooo:rsid="00086fd7"/>
    </style:style>
    <style:style style:name="T4" style:family="text">
      <style:text-properties officeooo:rsid="0008e3d2"/>
    </style:style>
    <style:style style:name="T5" style:family="text">
      <style:text-properties officeooo:rsid="000b86cc"/>
    </style:style>
    <style:style style:name="T6" style:family="text">
      <style:text-properties officeooo:rsid="000ca669"/>
    </style:style>
    <style:style style:name="T7" style:family="text">
      <style:text-properties officeooo:rsid="000d96d8"/>
    </style:style>
    <style:style style:name="T8" style:family="text">
      <style:text-properties officeooo:rsid="0017c0a4"/>
    </style:style>
    <style:style style:name="T9" style:family="text">
      <style:text-properties officeooo:rsid="0017e0b1"/>
    </style:style>
    <style:style style:name="T10" style:family="text">
      <style:text-properties officeooo:rsid="0019f3a5"/>
    </style:style>
    <style:style style:name="T11" style:family="text">
      <style:text-properties officeooo:rsid="001a009d"/>
    </style:style>
    <style:style style:name="T12" style:family="text">
      <style:text-properties officeooo:rsid="001adbff"/>
    </style:style>
    <style:style style:name="T13" style:family="text">
      <style:text-properties officeooo:rsid="001b934c"/>
    </style:style>
    <style:style style:name="T14" style:family="text">
      <style:text-properties officeooo:rsid="001d4654"/>
    </style:style>
    <style:style style:name="T15" style:family="text">
      <style:text-properties officeooo:rsid="001f0753"/>
    </style:style>
    <style:style style:name="T16" style:family="text">
      <style:text-properties officeooo:rsid="0020aba5"/>
    </style:style>
    <style:style style:name="T17" style:family="text">
      <style:text-properties officeooo:rsid="00242613"/>
    </style:style>
    <style:style style:name="T18" style:family="text">
      <style:text-properties officeooo:rsid="0024f850"/>
    </style:style>
    <style:style style:name="T19" style:family="text">
      <style:text-properties officeooo:rsid="0027a89e"/>
    </style:style>
    <style:style style:name="T20" style:family="text">
      <style:text-properties officeooo:rsid="003474c6"/>
    </style:style>
    <style:style style:name="T21" style:family="text">
      <style:text-properties officeooo:rsid="0034d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oot Rechte <text:span text:style-name="T20">su -</text:span></text:p>
      <text:p text:style-name="P5">/<text:span text:style-name="T16">root/pxadev/sourceme</text:span></text:p>
      <text:p text:style-name="P13">. sourceme</text:p>
      <text:p text:style-name="P14">pxa270_setup</text:p>
      <text:p text:style-name="P14">minicom</text:p>
      <text:p text:style-name="P5"/>
      <text:p text:style-name="P5"/>
      <text:p text:style-name="P5">1.</text:p>
      <text:p text:style-name="P5">a)</text:p>
      <text:p text:style-name="P4"><text:span text:style-name="T11">Character Devices werden ohne Buffer direkt </text:span><text:span text:style-name="T13">gelesen und </text:span><text:span text:style-name="T11">geschrieben. Block Devices werden über einen Cache </text:span><text:span text:style-name="T12">gelesen und </text:span><text:span text:style-name="T11">geschrieben. </text:span><text:span text:style-name="T14">Block Devices müssen Random Access sein, </text:span><text:span text:style-name="T15">Character Devices nicht zwingend.</text:span></text:p>
      <text:p text:style-name="P7">Character Devices haben 'c' als erste Spalte im Output von ls -l. Block Devices haben 'b'.</text:p>
      <text:p text:style-name="P5"/>
      <text:p text:style-name="P5">b)</text:p>
      <text:p text:style-name="P1"><text:span text:style-name="T1">Die Major Number stellt die Beziehung zwischen Device und Treiber dar. </text:span><text:span text:style-name="T2">Meistens besitzt ein Treiber eine Major Number. Bei neueren Linux Kernels können sich mehrere Treiber eine Major Number teilen.</text:span><text:span text:style-name="T1"> Die Minor Number wird zur Unterscheidung mehrerer Devices verwendet. </text:span><text:span text:style-name="T3">Auf das spezielle Device kann entweder mit einem direkten Pointer oder über ein lokales Array, von Devices, </text:span><text:span text:style-name="T4">mit der Minor Number als Index,</text:span><text:span text:style-name="T3"> zugegriffen werden.</text:span></text:p>
      <text:p text:style-name="P2"><text:span text:style-name="T5">Die zwei Numbers stehen vor dem Datum der letzten Modifikation. </text:span><text:span text:style-name="T6">Als erstes wird die Major Number angezeigt und als zweites die Minor</text:span><text:span text:style-name="T7">, getrennt durch ein Komma.</text:span></text:p>
      <text:p text:style-name="P5"/>
      <text:p text:style-name="P8">crw-rw-rw- 1 root root <text:s/>1, <text:s text:c="2"/>3 Apr 11 2002 null </text:p>
      <text:p text:style-name="P8"/>
      <text:p text:style-name="P5">c)</text:p>
      <text:p text:style-name="P3"><text:span text:style-name="T8">Die beiden Methoden werden benötigt um Daten vom User in den Kernel Mode und umgekehrt zu kopieren. </text:span><text:span text:style-name="T9">Vom Aufbau her sind sie ä</text:span><text:span text:style-name="T10">hn</text:span><text:span text:style-name="T9">lich zu memcpy.</text:span></text:p>
      <text:p text:style-name="P9"/>
      <text:p text:style-name="P10">unsigned long copy_to_user(void __user *to, </text:p>
      <text:p text:style-name="P10"><text:s text:c="27"/>const void *from, </text:p>
      <text:p text:style-name="P10"><text:s text:c="27"/>unsigned long count); </text:p>
      <text:p text:style-name="P10">unsigned long copy_from_user(void *to, </text:p>
      <text:p text:style-name="P10"><text:s text:c="29"/>const void __user *from, </text:p>
      <text:p text:style-name="P10"><text:s text:c="29"/>unsigned long count); </text:p>
      <text:p text:style-name="P5"/>
      <text:p text:style-name="P5"/>
      <text:p text:style-name="P15">2.1.1</text:p>
      <text:p text:style-name="P6"><text:span text:style-name="T17">In der file_operations Struktur wird </text:span><text:span text:style-name="T18">eine read </text:span><text:span text:style-name="T21">zum Auslesen des Ledstatus </text:span><text:span text:style-name="T18">und write Funktion </text:span><text:span text:style-name="T21">zum Setzen des Ledstatus </text:span><text:span text:style-name="T18">benötigt. </text:span><text:span text:style-name="T19">Die Major Number wird dynamisch auf eine freie Nummer festgelegt. Die Minor Number wird auf 0 gesetzt da immer nur ein Device verwendet wird.</text:span></text:p>
      <text:p text:style-name="P16"/>
      <text:p text:style-name="P17">2.1.2</text:p>
      <text:p text:style-name="P18">request_mem_region</text:p>
      <text:p text:style-name="P18">Reserviert den physikalischen Speicherbereich.</text:p>
      <text:p text:style-name="P5"/>
      <text:p text:style-name="P18">ioremap_nocache</text:p>
      <text:p text:style-name="P19">Mappt den physikalischen Speicherbereich auf einen virtuellen Speicher</text:p>
      <text:p text:style-name="P5"/>
      <text:p text:style-name="P11"/>
      <text:p text:style-name="P20">alloc_chrdev_region</text:p>
      <text:p text:style-name="P21">Registriert eine gewisse Anzahl an Device Nummern.</text:p>
      <text:p text:style-name="P21"/>
      <text:p text:style-name="P22">cdev_init</text:p>
      <text:p text:style-name="P23">Initialisiert eine cdev Struktur.</text:p>
      <text:p text:style-name="P22"/>
      <text:p text:style-name="P22">cdev_add</text:p>
      <text:p text:style-name="P24">Fügt ein Character Device zum System hinz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1-13T08:52:12</dc:date>
    <meta:generator>OpenOffice.org/3.2$Linux OpenOffice.org_project/320m19$Build-9505</meta:generator>
    <meta:editing-duration>PT01H41M03S</meta:editing-duration>
    <meta:editing-cycles>50</meta:editing-cycles>
    <meta:document-statistic meta:table-count="0" meta:image-count="0" meta:object-count="0" meta:page-count="1" meta:paragraph-count="34" meta:word-count="284" meta:character-count="2018"/>
  </office:meta>
</office:document-meta>
</file>